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99ccff" draw:textarea-horizontal-align="justify" draw:textarea-vertical-align="middle" draw:auto-grow-height="false" fo:min-height="7.35cm" fo:min-width="0.1cm"/>
    </style:style>
    <style:style style:name="gr2" style:family="graphic" style:parent-style-name="standard">
      <style:graphic-properties draw:stroke="none" svg:stroke-color="#666666" draw:marker-start="" draw:fill-color="#ff3333" draw:textarea-horizontal-align="justify" draw:textarea-vertical-align="middle" draw:auto-grow-height="false" fo:min-height="0.15cm" fo:min-width="0cm"/>
    </style:style>
    <style:style style:name="gr3" style:family="graphic" style:parent-style-name="standard">
      <style:graphic-properties svg:stroke-width="0.081cm" svg:stroke-color="#666666" draw:marker-start-width="0.321cm" draw:marker-end-width="0.321cm" draw:fill="none" draw:fill-color="#000000" draw:textarea-horizontal-align="justify" draw:textarea-vertical-align="middle" draw:auto-grow-height="false" fo:min-height="8.97cm" fo:min-width="8.62cm" fo:padding-top="0.165cm" fo:padding-bottom="0.165cm" fo:padding-left="0.29cm" fo:padding-right="0.29cm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0.45cm" fo:min-width="8.9cm"/>
    </style:style>
    <style:style style:name="gr5" style:family="graphic" style:parent-style-name="standard">
      <style:graphic-properties draw:stroke="none" svg:stroke-color="#666666" draw:marker-start="" draw:fill="none" draw:fill-color="#ff3333" draw:textarea-horizontal-align="justify" draw:textarea-vertical-align="middle" draw:auto-grow-height="false" fo:min-height="0.15cm" fo:min-width="0cm"/>
    </style:style>
    <style:style style:name="gr6" style:family="graphic" style:parent-style-name="standard">
      <style:graphic-properties draw:stroke="none" draw:fill="none" draw:fill-color="#729fcf" draw:textarea-horizontal-align="justify" draw:textarea-vertical-align="middle" draw:auto-grow-height="false" fo:min-height="0.35cm" fo:min-width="8.9cm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0.45cm" fo:min-width="6.5cm"/>
    </style:style>
    <style:style style:name="gr8" style:family="graphic" style:parent-style-name="standard">
      <style:graphic-properties draw:stroke="none" draw:fill-color="#99ccff" draw:textarea-horizontal-align="justify" draw:textarea-vertical-align="middle" draw:auto-grow-height="false" fo:min-height="11.157cm" fo:min-width="0.4cm"/>
    </style:style>
    <style:style style:name="gr9" style:family="graphic" style:parent-style-name="standard">
      <style:graphic-properties draw:stroke="none" svg:stroke-color="#666666" draw:marker-start="" draw:fill-color="#ff3333" draw:textarea-horizontal-align="justify" draw:textarea-vertical-align="middle" draw:auto-grow-height="false" fo:min-height="0.35cm" fo:min-width="0.099cm"/>
    </style:style>
    <style:style style:name="gr10" style:family="graphic" style:parent-style-name="standard">
      <style:graphic-properties draw:stroke="none" svg:stroke-color="#666666" draw:marker-start="" draw:fill-color="#ff3333" draw:textarea-horizontal-align="justify" draw:textarea-vertical-align="middle" draw:auto-grow-height="false" fo:min-height="0.351cm" fo:min-width="0.099cm"/>
    </style:style>
    <style:style style:name="gr11" style:family="graphic" style:parent-style-name="standard">
      <style:graphic-properties draw:stroke="none" svg:stroke-color="#666666" draw:marker-start="" draw:fill-color="#ff3333" draw:textarea-horizontal-align="justify" draw:textarea-vertical-align="middle" draw:auto-grow-height="false" fo:min-height="0.351cm" fo:min-width="0.101cm"/>
    </style:style>
    <style:style style:name="gr12" style:family="graphic" style:parent-style-name="standard">
      <style:graphic-properties draw:stroke="none" svg:stroke-color="#666666" draw:marker-start="" draw:fill-color="#ff3333" draw:textarea-horizontal-align="justify" draw:textarea-vertical-align="middle" draw:auto-grow-height="false" fo:min-height="0.35cm" fo:min-width="0.101cm"/>
    </style:style>
    <style:style style:name="gr13" style:family="graphic" style:parent-style-name="standard">
      <style:graphic-properties draw:stroke="none" svg:stroke-color="#666666" draw:marker-start="" draw:fill-color="#ff3333" draw:textarea-horizontal-align="justify" draw:textarea-vertical-align="middle" draw:auto-grow-height="false" fo:min-height="0.349cm" fo:min-width="0.101cm"/>
    </style:style>
    <style:style style:name="gr14" style:family="graphic" style:parent-style-name="standard">
      <style:graphic-properties draw:stroke="none" svg:stroke-color="#666666" draw:marker-start="" draw:fill="none" draw:fill-color="#ff3333" draw:textarea-horizontal-align="justify" draw:textarea-vertical-align="middle" draw:auto-grow-height="false" fo:min-height="0.35cm" fo:min-width="0.1cm"/>
    </style:style>
    <style:style style:name="gr15" style:family="graphic" style:parent-style-name="standard">
      <style:graphic-properties draw:stroke="none" svg:stroke-color="#666666" draw:marker-start="" draw:fill="none" draw:fill-color="#ff3333" draw:textarea-horizontal-align="justify" draw:textarea-vertical-align="middle" draw:auto-grow-height="false" fo:min-height="0.351cm" fo:min-width="0.099cm"/>
    </style:style>
    <style:style style:name="gr16" style:family="graphic" style:parent-style-name="standard">
      <style:graphic-properties draw:stroke="none" svg:stroke-color="#666666" draw:marker-start="" draw:fill="none" draw:fill-color="#ff3333" draw:textarea-horizontal-align="justify" draw:textarea-vertical-align="middle" draw:auto-grow-height="false" fo:min-height="0.351cm" fo:min-width="0.101cm"/>
    </style:style>
    <style:style style:name="gr17" style:family="graphic" style:parent-style-name="standard">
      <style:graphic-properties draw:stroke="none" svg:stroke-color="#666666" draw:marker-start="" draw:fill="none" draw:fill-color="#ff3333" draw:textarea-horizontal-align="justify" draw:textarea-vertical-align="middle" draw:auto-grow-height="false" fo:min-height="0.35cm" fo:min-width="0.099cm"/>
    </style:style>
    <style:style style:name="gr18" style:family="graphic" style:parent-style-name="standard">
      <style:graphic-properties draw:stroke="none" svg:stroke-color="#666666" draw:marker-start="" draw:fill="none" draw:fill-color="#ff3333" draw:textarea-horizontal-align="justify" draw:textarea-vertical-align="middle" draw:auto-grow-height="false" fo:min-height="0.351cm" fo:min-width="0.1cm"/>
    </style:style>
    <style:style style:name="gr19" style:family="graphic" style:parent-style-name="standard">
      <style:graphic-properties draw:stroke="none" svg:stroke-color="#666666" draw:marker-start="" draw:fill="none" draw:fill-color="#ff3333" draw:textarea-horizontal-align="justify" draw:textarea-vertical-align="middle" draw:auto-grow-height="false" fo:min-height="0.35cm" fo:min-width="0.101cm"/>
    </style:style>
    <style:style style:name="gr20" style:family="graphic" style:parent-style-name="standard">
      <style:graphic-properties draw:stroke="none" svg:stroke-color="#666666" draw:marker-start="" draw:fill="none" draw:fill-color="#ff3333" draw:textarea-horizontal-align="justify" draw:textarea-vertical-align="middle" draw:auto-grow-height="false" fo:min-height="0.349cm" fo:min-width="0.101cm"/>
    </style:style>
    <style:style style:name="gr21" style:family="graphic" style:parent-style-name="standard">
      <style:graphic-properties draw:stroke="none" draw:fill="none" draw:textarea-horizontal-align="justify" draw:textarea-vertical-align="middle" draw:auto-grow-height="false" fo:min-height="0.25cm" fo:min-width="10.9cm"/>
    </style:style>
    <style:style style:name="gr22" style:family="graphic" style:parent-style-name="standard">
      <style:graphic-properties draw:stroke="none" svg:stroke-color="#666666" draw:marker-start="" draw:fill="none" draw:fill-color="#ff3333" draw:textarea-horizontal-align="justify" draw:textarea-vertical-align="middle" draw:auto-grow-height="false" fo:min-height="0.349cm" fo:min-width="2.8cm"/>
    </style:style>
    <style:style style:name="gr23" style:family="graphic" style:parent-style-name="objectwithoutfill">
      <style:graphic-properties svg:stroke-width="0.081cm" svg:stroke-color="#666666" draw:marker-start="Arrow" draw:marker-start-width="0.5cm" draw:marker-end="" draw:marker-end-width="0.422cm" draw:fill="none" draw:textarea-vertical-align="middle" fo:padding-top="0.166cm" fo:padding-bottom="0.166cm" fo:padding-left="0.291cm" fo:padding-right="0.291cm"/>
    </style:style>
    <style:style style:name="P1" style:family="paragraph">
      <loext:graphic-properties draw:fill-color="#99ccff"/>
      <style:paragraph-properties fo:text-align="center"/>
    </style:style>
    <style:style style:name="P2" style:family="paragraph">
      <loext:graphic-properties draw:fill-color="#ff3333"/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3333"/>
      <style:paragraph-properties fo:text-align="center"/>
      <style:text-properties fo:font-size="18pt"/>
    </style:style>
    <style:style style:name="P7" style:family="paragraph">
      <loext:graphic-properties draw:fill="none" draw:fill-color="#ff3333"/>
      <style:paragraph-properties fo:text-align="center"/>
      <style:text-properties fo:font-size="18pt" style:font-size-asian="18pt" style:font-size-complex="18pt"/>
    </style:style>
    <style:style style:name="P8" style:family="paragraph">
      <loext:graphic-properties draw:fill="none" draw:fill-color="#ff3333"/>
      <style:paragraph-properties fo:text-align="center"/>
    </style:style>
    <style:style style:name="P9" style:family="paragraph">
      <loext:graphic-properties draw:fill="none" draw:fill-color="#729fcf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6cm" svg:height="7.6cm" svg:x="5.3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svg:x="6.3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svg:x="7.3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svg:x="8.3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svg:x="9.3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svg:x="10.3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5.4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5.4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5.4cm" svg:y="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5.4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5.4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5.4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5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5.4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6.4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6.4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6.4cm" svg:y="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6.4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6.4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6.4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6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6.4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7.4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7.4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7.4cm" svg:y="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7.4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7.4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7.4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7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7.4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8.4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8.4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8.4cm" svg:y="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8.4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8.4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8.4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8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8.4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9.4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9.4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9.4cm" svg:y="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9.4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9.4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9.4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9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9.4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10.4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10.4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10.4cm" svg:y="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10.4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10.4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10.4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10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10.4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svg:x="4.3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svg:x="3.3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9.2cm" svg:height="9.3cm" svg:x="2.3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3.4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3.4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3.4cm" svg:y="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3.4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3.4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3.4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3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3.4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4.4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4.4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4.4cm" svg:y="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4.4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4.4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4.4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4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4.4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9.4cm" svg:height="0.7cm" svg:x="2.1cm" svg:y="3.36cm">
          <text:p text:style-name="P4"><text:span text:style-name="T1">Module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4cm" svg:height="0.4cm" svg:x="5.4cm" svg:y="13.002cm">
          <text:p text:style-name="P4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4cm" svg:height="0.4cm" svg:x="6.4cm" svg:y="13.002cm">
          <text:p text:style-name="P4">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4cm" svg:height="0.4cm" svg:x="7.4cm" svg:y="13.002cm">
          <text:p text:style-name="P4"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4cm" svg:height="0.4cm" svg:x="8.4cm" svg:y="13.002cm">
          <text:p text:style-name="P4"><text:span text:style-name="T2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4cm" svg:height="0.4cm" svg:x="9.4cm" svg:y="13.002cm">
          <text:p text:style-name="P4"><text:span text:style-name="T2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4cm" svg:height="0.4cm" svg:x="10.4cm" svg:y="13.002cm">
          <text:p text:style-name="P4"><text:span text:style-name="T2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0.4cm" svg:height="0.4cm" svg:x="3.4cm" svg:y="13.002cm">
          <text:p text:style-name="P4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4cm" svg:height="0.4cm" svg:x="4.4cm" svg:y="13.002cm">
          <text:p text:style-name="P4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2.6cm" svg:y="5.1cm">
          <text:p text:style-name="P4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2.6cm" svg:y="7.1cm">
          <text:p text:style-name="P4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2.6cm" svg:y="8.1cm">
          <text:p text:style-name="P4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2.6cm" svg:y="9.1cm">
          <text:p text:style-name="P4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2.6cm" svg:y="10.1cm">
          <text:p text:style-name="P4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2.6cm" svg:y="11.1cm">
          <text:p text:style-name="P4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2.6cm" svg:y="12.1cm">
          <text:p text:style-name="P4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2.6cm" svg:y="6.1cm">
          <text:p text:style-name="P4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9.4cm" svg:height="0.6cm" svg:x="2.1cm" svg:y="14cm">
          <text:p text:style-name="P4">Colum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7cm" svg:height="0.7cm" draw:transform="rotate (1.5707963267949) translate (1.4cm 12.1cm)">
          <text:p text:style-name="P4">Ro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9cm" svg:height="11.407cm" draw:transform="rotate (-1.5707963267949) translate (19.3cm 16.85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99cm" svg:height="0.6cm" draw:transform="rotate (-1.5707963267949) translate (17.692cm 17.0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599cm" svg:height="0.6cm" draw:transform="rotate (-1.5707963267949) translate (19.149cm 17.001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99cm" svg:height="0.601cm" draw:transform="rotate (-1.5707963267949) translate (16.192cm 17.001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01cm" svg:height="0.601cm" draw:transform="rotate (-1.5707963267949) translate (14.69cm 17.001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99cm" svg:height="0.6cm" draw:transform="rotate (-1.5707963267949) translate (13.189cm 17.001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99cm" svg:height="0.601cm" draw:transform="rotate (-1.5707963267949) translate (11.689cm 17.001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601cm" svg:height="0.6cm" draw:transform="rotate (-1.5707963267949) translate (10.187cm 17.001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601cm" svg:height="0.599cm" draw:transform="rotate (-1.5707963267949) translate (8.686cm 17.001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0.6cm" svg:height="0.6cm" svg:x="17.099cm" svg:y="18.105cm">
          <text:p text:style-name="P4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0.6cm" svg:height="0.6cm" svg:x="18.554cm" svg:y="18.059cm">
          <text:p text:style-name="P4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99cm" svg:height="0.601cm" svg:x="15.594cm" svg:y="18.1cm">
          <text:p text:style-name="P4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8" draw:layer="layout" svg:width="0.601cm" svg:height="0.601cm" svg:x="14.096cm" svg:y="18.103cm">
          <text:p text:style-name="P4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8" draw:layer="layout" svg:width="0.599cm" svg:height="0.6cm" svg:x="12.59cm" svg:y="18.099cm">
          <text:p text:style-name="P4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0.6cm" svg:height="0.601cm" svg:x="11.091cm" svg:y="18.101cm">
          <text:p text:style-name="P4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draw:layer="layout" svg:width="0.601cm" svg:height="0.6cm" svg:x="9.594cm" svg:y="18.104cm">
          <text:p text:style-name="P4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8" draw:layer="layout" svg:width="0.601cm" svg:height="0.599cm" svg:x="8.088cm" svg:y="18.1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11.4cm" svg:height="0.5cm" svg:x="7.9cm" svg:y="16cm">
          <text:p text:style-name="P4">Byte ≙ <text:s/>Colum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3.3cm" svg:height="0.599cm" svg:x="4.2cm" svg:y="18.1cm">
          <text:p text:style-name="P4">Row ≙ <text:s/>Bi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svg:x="16.82cm" svg:y="4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svg:x="17.82cm" svg:y="4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svg:x="18.82cm" svg:y="4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svg:x="19.82cm" svg:y="4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svg:x="20.82cm" svg:y="4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svg:x="21.82cm" svg:y="4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6.92cm" svg:y="6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6.92cm" svg:y="5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6.92cm" svg:y="7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6.92cm" svg:y="8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6.92cm" svg:y="9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6.92cm" svg:y="10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6.92cm" svg:y="11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6.921cm" svg:y="12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7.92cm" svg:y="6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7.92cm" svg:y="5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7.92cm" svg:y="7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7.92cm" svg:y="8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7.92cm" svg:y="9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7.92cm" svg:y="10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7.92cm" svg:y="11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7.92cm" svg:y="12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8.92cm" svg:y="6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8.92cm" svg:y="5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8.92cm" svg:y="7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8.92cm" svg:y="8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8.92cm" svg:y="9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8.92cm" svg:y="10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8.92cm" svg:y="11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8.92cm" svg:y="12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9.92cm" svg:y="6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9.92cm" svg:y="5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9.92cm" svg:y="7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9.92cm" svg:y="8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9.92cm" svg:y="9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9.92cm" svg:y="10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9.92cm" svg:y="11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9.92cm" svg:y="12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0.921cm" svg:y="6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0.92cm" svg:y="5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0.92cm" svg:y="7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0.92cm" svg:y="8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0.92cm" svg:y="9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0.92cm" svg:y="10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0.92cm" svg:y="11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0.92cm" svg:y="12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1.92cm" svg:y="6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1.92cm" svg:y="5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1.92cm" svg:y="7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1.92cm" svg:y="8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1.92cm" svg:y="9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1.92cm" svg:y="10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1.92cm" svg:y="11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21.92cm" svg:y="12.0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svg:x="15.82cm" svg:y="4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svg:x="14.82cm" svg:y="4.9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2cm" svg:height="9.3cm" svg:x="13.821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14.92cm" svg:y="6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4.92cm" svg:y="5.0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svg:x="14.92cm" svg:y="7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4.92cm" svg:y="8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4.92cm" svg:y="9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4.92cm" svg:y="10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4.92cm" svg:y="11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4.92cm" svg:y="12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5.92cm" svg:y="6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5.92cm" svg:y="5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5.92cm" svg:y="7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5.92cm" svg:y="8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5.92cm" svg:y="9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5.92cm" svg:y="10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5.92cm" svg:y="11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5.92cm" svg:y="12.0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9.4cm" svg:height="0.7cm" svg:x="13.621cm" svg:y="3.36cm">
          <text:p text:style-name="P4"><text:span text:style-name="T1">Module 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16.921cm" svg:y="13.002cm">
          <text:p text:style-name="P4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17.921cm" svg:y="13.002cm">
          <text:p text:style-name="P4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18.921cm" svg:y="13.002cm">
          <text:p text:style-name="P4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19.921cm" svg:y="13.002cm">
          <text:p text:style-name="P4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20.921cm" svg:y="13.002cm">
          <text:p text:style-name="P4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21.921cm" svg:y="13.002cm">
          <text:p text:style-name="P4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4cm" svg:height="0.4cm" svg:x="14.921cm" svg:y="13.002cm">
          <text:p text:style-name="P4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15.921cm" svg:y="13.002cm">
          <text:p text:style-name="P4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14.121cm" svg:y="5.1cm">
          <text:p text:style-name="P4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14.121cm" svg:y="7.1cm">
          <text:p text:style-name="P4">2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14.121cm" svg:y="8.1cm">
          <text:p text:style-name="P4">3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14.121cm" svg:y="9.1cm">
          <text:p text:style-name="P4">4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14.121cm" svg:y="10.1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14.121cm" svg:y="11.1cm"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14.121cm" svg:y="12.1cm">
          <text:p text:style-name="P4">7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14.121cm" svg:y="6.1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9.4cm" svg:height="0.6cm" svg:x="13.621cm" svg:y="14cm">
          <text:p text:style-name="P4">Column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7cm" svg:height="0.7cm" draw:transform="rotate (1.5707963267949) translate (12.921cm 12.1cm)">
          <text:p text:style-name="P4">Row</text:p>
          <draw:enhanced-geometry svg:viewBox="0 0 21600 21600" draw:type="rectangle" draw:enhanced-path="M 0 0 L 21600 0 21600 21600 0 21600 0 0 Z N"/>
        </draw:custom-shape>
        <draw:line draw:style-name="gr23" draw:text-style-name="P10" draw:layer="layout" svg:x1="24cm" svg:y1="9cm" svg:x2="27.2cm" svg:y2="9cm">
          <text:p text:style-name="P4"><text:s text:c="4"/>Input</text:p>
          <text:p text:style-name="P4"/>
          <text:p text:style-name="P4"/>
        </draw:line>
      </draw:page>
      <draw:page draw:name="page2" draw:style-name="dp1" draw:master-page-name="Standard">
        <draw:custom-shape draw:style-name="gr1" draw:text-style-name="P1" draw:layer="layout" svg:width="0.6cm" svg:height="7.6cm" draw:transform="rotate (1.5707963267949) translate (3.3cm 10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draw:transform="rotate (1.5707963267949) translate (3.3cm 9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draw:transform="rotate (1.5707963267949) translate (3.3cm 8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draw:transform="rotate (1.5707963267949) translate (3.3cm 7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draw:transform="rotate (1.5707963267949) translate (3.3cm 6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draw:transform="rotate (1.5707963267949) translate (3.3cm 5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4.4cm 10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3.4cm 10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5.4cm 10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6.4cm 10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7.4cm 10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8.4cm 10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9.4cm 10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0.4cm 10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4.4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3.4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5.4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6.4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7.4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8.4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9.4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0.4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4.4cm 8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3.4cm 8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5.4cm 8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6.4cm 8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7.4cm 8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8.4cm 8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9.4cm 8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0.4cm 8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4.4cm 7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3.4cm 7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5.4cm 7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6.4cm 7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7.4cm 7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8.4cm 7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9.4cm 7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0.4cm 7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4.4cm 6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3.4cm 6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5.4cm 6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6.4cm 6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7.4cm 6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8.4cm 6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9.4cm 6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0.4cm 6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4.4cm 5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3.4cm 5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5.4cm 5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6.4cm 5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7.4cm 5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8.4cm 5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9.4cm 5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0.4cm 5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draw:transform="rotate (1.5707963267949) translate (3.3cm 11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draw:transform="rotate (1.5707963267949) translate (3.3cm 12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9.2cm" svg:height="9.3cm" svg:x="2.3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4.4cm 12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3.4cm 12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5.4cm 12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6.4cm 12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7.4cm 12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8.4cm 12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9.4cm 12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0.4cm 12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4.4cm 11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3.4cm 11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5.4cm 11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6.4cm 11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7.4cm 11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8.4cm 11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9.4cm 11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0.4cm 11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9.4cm" svg:height="0.7cm" svg:x="2.1cm" svg:y="3.36cm">
          <text:p text:style-name="P4"><text:span text:style-name="T1">Module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4cm" svg:height="0.4cm" svg:x="5.4cm" svg:y="13.002cm">
          <text:p text:style-name="P4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4cm" svg:height="0.4cm" svg:x="6.4cm" svg:y="13.002cm">
          <text:p text:style-name="P4">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4cm" svg:height="0.4cm" svg:x="7.4cm" svg:y="13.002cm">
          <text:p text:style-name="P4"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4cm" svg:height="0.4cm" svg:x="8.4cm" svg:y="13.002cm">
          <text:p text:style-name="P4"><text:span text:style-name="T2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4cm" svg:height="0.4cm" svg:x="9.4cm" svg:y="13.002cm">
          <text:p text:style-name="P4"><text:span text:style-name="T2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4cm" svg:height="0.4cm" svg:x="10.4cm" svg:y="13.002cm">
          <text:p text:style-name="P4"><text:span text:style-name="T2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0.4cm" svg:height="0.4cm" svg:x="3.4cm" svg:y="13.002cm">
          <text:p text:style-name="P4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4cm" svg:height="0.4cm" svg:x="4.4cm" svg:y="13.002cm">
          <text:p text:style-name="P4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2.6cm" svg:y="5.1cm">
          <text:p text:style-name="P4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2.6cm" svg:y="7.1cm">
          <text:p text:style-name="P4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2.6cm" svg:y="8.1cm">
          <text:p text:style-name="P4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2.6cm" svg:y="9.1cm">
          <text:p text:style-name="P4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2.6cm" svg:y="10.1cm">
          <text:p text:style-name="P4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2.6cm" svg:y="11.1cm">
          <text:p text:style-name="P4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2.6cm" svg:y="12.1cm">
          <text:p text:style-name="P4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2.6cm" svg:y="6.1cm">
          <text:p text:style-name="P4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9.4cm" svg:height="0.6cm" svg:x="2.1cm" svg:y="14cm">
          <text:p text:style-name="P4">Colum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7cm" svg:height="0.7cm" draw:transform="rotate (1.5707963267949) translate (1.4cm 12.1cm)">
          <text:p text:style-name="P4">Ro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9cm" svg:height="11.407cm" draw:transform="rotate (-1.5707963267949) translate (19.3cm 16.85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99cm" svg:height="0.6cm" draw:transform="rotate (-1.5707963267949) translate (17.692cm 17.0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599cm" svg:height="0.6cm" draw:transform="rotate (-1.5707963267949) translate (19.149cm 17.001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99cm" svg:height="0.601cm" draw:transform="rotate (-1.5707963267949) translate (16.192cm 17.001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01cm" svg:height="0.601cm" draw:transform="rotate (-1.5707963267949) translate (14.69cm 17.001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99cm" svg:height="0.6cm" draw:transform="rotate (-1.5707963267949) translate (13.189cm 17.001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99cm" svg:height="0.601cm" draw:transform="rotate (-1.5707963267949) translate (11.689cm 17.001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601cm" svg:height="0.6cm" draw:transform="rotate (-1.5707963267949) translate (10.187cm 17.001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601cm" svg:height="0.599cm" draw:transform="rotate (-1.5707963267949) translate (8.686cm 17.001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0.6cm" svg:height="0.6cm" svg:x="17.099cm" svg:y="18.105cm">
          <text:p text:style-name="P4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0.6cm" svg:height="0.6cm" svg:x="18.554cm" svg:y="18.059cm">
          <text:p text:style-name="P4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99cm" svg:height="0.601cm" svg:x="15.594cm" svg:y="18.1cm">
          <text:p text:style-name="P4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8" draw:layer="layout" svg:width="0.601cm" svg:height="0.601cm" svg:x="14.096cm" svg:y="18.103cm">
          <text:p text:style-name="P4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8" draw:layer="layout" svg:width="0.599cm" svg:height="0.6cm" svg:x="12.59cm" svg:y="18.099cm">
          <text:p text:style-name="P4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0.6cm" svg:height="0.601cm" svg:x="11.091cm" svg:y="18.101cm">
          <text:p text:style-name="P4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draw:layer="layout" svg:width="0.601cm" svg:height="0.6cm" svg:x="9.594cm" svg:y="18.104cm">
          <text:p text:style-name="P4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8" draw:layer="layout" svg:width="0.601cm" svg:height="0.599cm" svg:x="8.088cm" svg:y="18.1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11.4cm" svg:height="0.5cm" svg:x="7.9cm" svg:y="16cm">
          <text:p text:style-name="P4">Byte ≙ Colum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3.3cm" svg:height="0.599cm" svg:x="4.2cm" svg:y="18.1cm">
          <text:p text:style-name="P4">Row ≙ <text:s/>Bi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draw:transform="rotate (1.5707963267949) translate (14.819cm 10.6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draw:transform="rotate (1.5707963267949) translate (14.819cm 9.6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draw:transform="rotate (1.5707963267949) translate (14.819cm 8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cm" svg:height="7.6cm" draw:transform="rotate (1.5707963267949) translate (14.819cm 7.6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draw:transform="rotate (1.5707963267949) translate (14.819cm 6.6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draw:transform="rotate (1.5707963267949) translate (14.819cm 5.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5.919cm 10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4.919cm 10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6.919cm 10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7.919cm 10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8.919cm 10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9.919cm 10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20.919cm 10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21.919cm 10.49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5.919cm 9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4.919cm 9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6.919cm 9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7.919cm 9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8.919cm 9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9.919cm 9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20.919cm 9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21.919cm 9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5.919cm 8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4.919cm 8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6.919cm 8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7.919cm 8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8.919cm 8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9.919cm 8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20.919cm 8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21.919cm 8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5.919cm 7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4.919cm 7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6.919cm 7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7.919cm 7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8.919cm 7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9.919cm 7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20.919cm 7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21.919cm 7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5.919cm 6.49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4.919cm 6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6.919cm 6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7.919cm 6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8.919cm 6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9.919cm 6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20.919cm 6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21.919cm 6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5.919cm 5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4.919cm 5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6.919cm 5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7.919cm 5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8.919cm 5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9.919cm 5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20.919cm 5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21.919cm 5.5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draw:transform="rotate (1.5707963267949) translate (14.819cm 11.6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7.6cm" draw:transform="rotate (1.5707963267949) translate (14.819cm 12.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2cm" svg:height="9.3cm" svg:x="13.821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5.919cm 12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4.919cm 12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6.919cm 12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7.919cm 12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8.919cm 12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9.919cm 12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20.919cm 12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21.919cm 12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5.919cm 11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4.919cm 11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6.919cm 11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7.919cm 11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8.919cm 11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19.919cm 11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20.919cm 11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draw:transform="rotate (1.5707963267949) translate (21.919cm 11.5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9.4cm" svg:height="0.7cm" svg:x="13.621cm" svg:y="3.36cm">
          <text:p text:style-name="P4"><text:span text:style-name="T1">Module 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16.921cm" svg:y="13.002cm">
          <text:p text:style-name="P4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17.921cm" svg:y="13.002cm">
          <text:p text:style-name="P4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18.921cm" svg:y="13.002cm">
          <text:p text:style-name="P4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19.921cm" svg:y="13.002cm">
          <text:p text:style-name="P4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20.921cm" svg:y="13.002cm">
          <text:p text:style-name="P4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21.921cm" svg:y="13.002cm">
          <text:p text:style-name="P4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4cm" svg:height="0.4cm" svg:x="14.921cm" svg:y="13.002cm">
          <text:p text:style-name="P4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15.921cm" svg:y="13.002cm">
          <text:p text:style-name="P4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14.121cm" svg:y="5.1cm">
          <text:p text:style-name="P4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4cm" svg:height="0.4cm" svg:x="14.121cm" svg:y="7.1cm">
          <text:p text:style-name="P4">2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14.121cm" svg:y="8.1cm">
          <text:p text:style-name="P4">3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14.121cm" svg:y="9.1cm">
          <text:p text:style-name="P4">4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14.121cm" svg:y="10.1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14.121cm" svg:y="11.1cm"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14.121cm" svg:y="12.1cm">
          <text:p text:style-name="P4">7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cm" svg:height="0.4cm" svg:x="14.121cm" svg:y="6.1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9.4cm" svg:height="0.6cm" svg:x="13.621cm" svg:y="14cm">
          <text:p text:style-name="P4">Column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7cm" svg:height="0.7cm" draw:transform="rotate (1.5707963267949) translate (12.921cm 12.1cm)">
          <text:p text:style-name="P4">Row</text:p>
          <draw:enhanced-geometry svg:viewBox="0 0 21600 21600" draw:type="rectangle" draw:enhanced-path="M 0 0 L 21600 0 21600 21600 0 21600 0 0 Z N"/>
        </draw:custom-shape>
        <draw:line draw:style-name="gr23" draw:text-style-name="P10" draw:layer="layout" svg:x1="24cm" svg:y1="9cm" svg:x2="27.2cm" svg:y2="9cm">
          <text:p text:style-name="P4"><text:s text:c="4"/>Input</text:p>
          <text:p text:style-name="P4"/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1T19:22:44.219000000</meta:creation-date>
    <dc:date>2017-03-31T15:54:18.197000000</dc:date>
    <meta:editing-duration>PT53M50S</meta:editing-duration>
    <meta:editing-cycles>12</meta:editing-cycles>
    <meta:generator>LibreOffice/5.2.6.2$Windows_x86 LibreOffice_project/a3100ed2409ebf1c212f5048fbe377c281438fdc</meta:generator>
    <meta:document-statistic meta:object-count="408"/>
  </office:meta>
</office:document-meta>
</file>